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fe9" officeooo:paragraph-rsid="00165fe9"/>
    </style:style>
    <style:style style:name="P2" style:family="paragraph" style:parent-style-name="Standard">
      <style:text-properties officeooo:paragraph-rsid="00165fe9"/>
    </style:style>
    <style:style style:name="T1" style:family="text">
      <style:text-properties officeooo:rsid="00165f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lain what is meant by the syntax and the semantics of a programming language. </text:p>
      <text:p text:style-name="Standard">Give Java examples to illustrate the difference between a syntax error and a semantics error. Use different examples than those found in the textbook. </text:p>
      <text:p text:style-name="Standard"/>
      <text:p text:style-name="Standard">Your Discussion should be at least 250 words in length, but not more than 750 words. </text:p>
      <text:p text:style-name="Standard">Once you’ve completed your initial post, be sure to respond to the posts of at least 3 of your classmates</text:p>
      <text:p text:style-name="Standard"/>
      <text:p text:style-name="Standard"/>
      <text:p text:style-name="P1">SYNTAX ERRORS</text:p>
      <text:p text:style-name="Standard"/>
      <text:p text:style-name="Standard">The syntax of a programming language describes which strings of characters comprises a valid program. It refers to the rules and regulations for writting any statement in a programming language. </text:p>
      <text:p text:style-name="Standard">It does not have to do anything with the meaning of the statement.</text:p>
      <text:p text:style-name="Standard">A statement is syntactically valid if it follows all the rules. </text:p>
      <text:p text:style-name="Standard">It is related to the grammer and structure of the language. </text:p>
      <text:p text:style-name="P1">A programming language is very strict and unambiguous, so a syntax error occurs when we don’t respect or follow the language vocabulary. As a result, the program can’t run, and a useful error message will print instead. <text:s/></text:p>
      <text:p text:style-name="Standard"/>
      <text:p text:style-name="P2">Examples of syntax errors include:</text:p>
      <text:p text:style-name="P2"/>
      <text:p text:style-name="P2">1. ';' expected</text:p>
      <text:p text:style-name="P2"/>
      <text:p text:style-name="P2">public class Main {</text:p>
      <text:p text:style-name="P2"><text:tab/></text:p>
      <text:p text:style-name="P2"><text:tab/>public static void main(String[] args) {</text:p>
      <text:p text:style-name="P2"><text:tab/><text:tab/>System.out.println("My name is Rafael")</text:p>
      <text:p text:style-name="P2"><text:tab/>}</text:p>
      <text:p text:style-name="P2">}</text:p>
      <text:p text:style-name="P2"/>
      <text:p text:style-name="P2"/>
      <text:p text:style-name="P2"/>
      <text:p text:style-name="P2">2. Incompatible types </text:p>
      <text:p text:style-name="P2"/>
      <text:p text:style-name="P2">public class Main {</text:p>
      <text:p text:style-name="P2"><text:tab/></text:p>
      <text:p text:style-name="P2"><text:tab/>public static void main(String[] args) {</text:p>
      <text:p text:style-name="P2"><text:tab/><text:tab/>String name = "Odun Smith"</text:p>
      <text:p text:style-name="P2"><text:tab/><text:tab/>int a = 5.5</text:p>
      <text:p text:style-name="P2"><text:tab/><text:tab/></text:p>
      <text:p text:style-name="P2"><text:tab/><text:tab/>System.out.println("Your name is " + name)</text:p>
      <text:p text:style-name="P2"><text:tab/>}</text:p>
      <text:p text:style-name="P2">}</text:p>
      <text:p text:style-name="P2"/>
      <text:p text:style-name="Standard"/>
      <text:p text:style-name="P1">SEMANTIC ERRORS </text:p>
      <text:p text:style-name="Standard"/>
      <text:p text:style-name="Standard">Semantics refers to the meaning associated with the staement in a programming language. </text:p>
      <text:p text:style-name="Standard">It is all about meaning of the statement which interprets the program easily. </text:p>
      <text:p text:style-name="Standard"><text:soft-page-break/>Errors are handled at runtime. <text:span text:style-name="T1">If a program contains this kind of error, it will successfully run, but won’t output the correct result. <text:s/>Debugging is not easy with semantic error. </text:span></text:p>
      <text:p text:style-name="Standard"/>
      <text:p text:style-name="Standard"/>
      <text:p text:style-name="Standard">Examples of Semantic errors include</text:p>
      <text:p text:style-name="Standard"/>
      <text:p text:style-name="Standard">public class TotalProfit {</text:p>
      <text:p text:style-name="Standard"/>
      <text:p text:style-name="Standard"><text:tab/>public static void main(String[] args) {</text:p>
      <text:p text:style-name="Standard"/>
      <text:p text:style-name="Standard"><text:tab/><text:tab/>int amount1 = 250; </text:p>
      <text:p text:style-name="Standard"><text:s text:c="8"/><text:tab/>int amount2 = 400;</text:p>
      <text:p text:style-name="Standard"/>
      <text:p text:style-name="Standard"><text:s text:c="8"/><text:tab/>System.out.println("The total profit is <text:s/>$" + (amount1 * amount2));</text:p>
      <text:p text:style-name="Standard"/>
      <text:p text:style-name="Standard"><text:tab/>}</text:p>
      <text:p text:style-name="Standard"/>
      <text:p text:style-name="Standard">}</text:p>
      <text:p text:style-name="Standard"/>
      <text:p text:style-name="Standard"># This program will output The total profit is $100000. This is incorrect; the expected output is $650. </text:p>
      <text:p text:style-name="Standard">This happens because we use a multiply (*) sign instead of an addition (+) sig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8:46:36.905186438</meta:creation-date>
    <dc:date>2022-06-17T18:54:19.426283345</dc:date>
    <meta:editing-duration>PT7M46S</meta:editing-duration>
    <meta:editing-cycles>1</meta:editing-cycles>
    <meta:document-statistic meta:table-count="0" meta:image-count="0" meta:object-count="0" meta:page-count="2" meta:paragraph-count="42" meta:word-count="357" meta:character-count="2143" meta:non-whitespace-character-count="1770"/>
    <meta:generator>LibreOffice/7.3.2.2$Linux_X86_64 LibreOffice_project/30$Build-2</meta:generator>
  </office:meta>
</office:document-meta>
</file>